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automatic-styles>
    <style:style style:name="P1" style:family="paragraph" style:parent-style-name="Standard">
      <style:text-properties style:font-name="Noto Sans" fo:font-size="10pt" officeooo:rsid="000c12bd" officeooo:paragraph-rsid="000c12bd" style:font-size-asian="10pt" style:font-size-complex="10pt"/>
    </style:style>
    <style:style style:name="P2" style:family="paragraph" style:parent-style-name="Standard">
      <style:text-properties style:font-name="Noto Sans" fo:font-size="10pt" officeooo:rsid="000c12bd" officeooo:paragraph-rsid="001a84d4" style:font-size-asian="10pt" style:font-size-complex="10pt"/>
    </style:style>
    <style:style style:name="P3" style:family="paragraph" style:parent-style-name="Standard">
      <style:text-properties style:font-name="Noto Sans" fo:font-size="10pt" officeooo:rsid="000c12bd" officeooo:paragraph-rsid="002186c6" style:font-size-asian="10pt" style:font-size-complex="10pt"/>
    </style:style>
    <style:style style:name="P4" style:family="paragraph" style:parent-style-name="Standard">
      <style:text-properties style:font-name="Noto Sans" fo:font-size="10pt" officeooo:paragraph-rsid="00154501" style:font-size-asian="10pt" style:font-size-complex="10pt"/>
    </style:style>
    <style:style style:name="P5" style:family="paragraph" style:parent-style-name="Standard">
      <style:text-properties style:font-name="Noto Sans" fo:font-size="10pt" officeooo:paragraph-rsid="000c12bd" style:font-size-asian="10pt" style:font-size-complex="10pt"/>
    </style:style>
    <style:style style:name="P6" style:family="paragraph" style:parent-style-name="Standard">
      <style:text-properties style:font-name="Noto Sans" fo:font-size="10pt" officeooo:paragraph-rsid="001722ed" style:font-size-asian="10pt" style:font-size-complex="10pt"/>
    </style:style>
    <style:style style:name="P7" style:family="paragraph" style:parent-style-name="Standard">
      <style:text-properties style:font-name="Noto Sans" fo:font-size="10pt" officeooo:paragraph-rsid="002186c6" style:font-size-asian="10pt" style:font-size-complex="10pt"/>
    </style:style>
    <style:style style:name="P8" style:family="paragraph" style:parent-style-name="Standard">
      <style:text-properties style:font-name="Noto Sans" fo:font-size="10pt" officeooo:rsid="002186c6" officeooo:paragraph-rsid="00224461" style:font-size-asian="10pt" style:font-size-complex="10pt"/>
    </style:style>
    <style:style style:name="P9" style:family="paragraph" style:parent-style-name="Standard">
      <style:text-properties style:font-name="Noto Sans" fo:font-size="10pt" fo:font-weight="bold" officeooo:rsid="000c12bd" officeooo:paragraph-rsid="000c12b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Noto Sans" fo:font-size="10pt" fo:font-weight="normal" officeooo:rsid="000c12bd" officeooo:paragraph-rsid="000c12bd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Noto Sans" fo:font-size="10pt" fo:font-weight="normal" officeooo:rsid="000cb796" officeooo:paragraph-rsid="00154501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Noto Sans" fo:font-size="10pt" fo:font-weight="normal" officeooo:rsid="000cb796" officeooo:paragraph-rsid="00156225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Noto Sans" fo:font-size="10pt" fo:font-weight="normal" officeooo:rsid="000cb796" officeooo:paragraph-rsid="0017775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Noto Sans" fo:font-size="10pt" fo:font-weight="normal" officeooo:rsid="001722ed" officeooo:paragraph-rsid="001722ed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Noto Sans" fo:font-size="10pt" fo:font-weight="normal" officeooo:rsid="00177759" officeooo:paragraph-rsid="00177759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paragraph-rsid="000c12bd"/>
    </style:style>
    <style:style style:name="P17" style:family="paragraph" style:parent-style-name="Standard">
      <style:text-properties officeooo:paragraph-rsid="00177759"/>
    </style:style>
    <style:style style:name="P18" style:family="paragraph" style:parent-style-name="Standard">
      <style:text-properties fo:font-weight="bold" officeooo:rsid="0018ff7c" officeooo:paragraph-rsid="0018ff7c" style:font-weight-asian="bold" style:font-weight-complex="bold"/>
    </style:style>
    <style:style style:name="P19" style:family="paragraph" style:parent-style-name="Standard">
      <style:text-properties officeooo:paragraph-rsid="001a84d4"/>
    </style:style>
    <style:style style:name="P20" style:family="paragraph" style:parent-style-name="Standard">
      <style:text-properties officeooo:paragraph-rsid="00177759"/>
    </style:style>
    <style:style style:name="P21" style:family="paragraph" style:parent-style-name="Standard">
      <style:text-properties style:font-name="Noto Sans" fo:font-size="10pt" fo:font-weight="normal" officeooo:rsid="002186c6" officeooo:paragraph-rsid="002186c6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Noto Sans" fo:font-size="10pt" fo:font-weight="normal" officeooo:rsid="002186c6" officeooo:paragraph-rsid="0024e2ab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Noto Sans" fo:font-size="10pt" fo:font-weight="normal" officeooo:rsid="001722ed" officeooo:paragraph-rsid="00177759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Noto Sans" fo:font-size="10pt" officeooo:paragraph-rsid="0018ff7c" style:font-size-asian="10pt" style:font-size-complex="10pt"/>
    </style:style>
    <style:style style:name="P25" style:family="paragraph" style:parent-style-name="Standard">
      <style:text-properties style:font-name="Noto Sans" fo:font-size="10pt" officeooo:paragraph-rsid="00154501" style:font-size-asian="10pt" style:font-size-complex="10pt"/>
    </style:style>
    <style:style style:name="P26" style:family="paragraph" style:parent-style-name="Standard">
      <style:text-properties style:font-name="Noto Sans" fo:font-size="10pt" officeooo:paragraph-rsid="00227ad4" style:font-size-asian="10pt" style:font-size-complex="10pt"/>
    </style:style>
    <style:style style:name="P27" style:family="paragraph" style:parent-style-name="Standard">
      <style:text-properties style:font-name="Noto Sans" fo:font-size="10pt" officeooo:paragraph-rsid="002186c6" style:font-size-asian="10pt" style:font-size-complex="10pt"/>
    </style:style>
    <style:style style:name="P28" style:family="paragraph" style:parent-style-name="Standard">
      <style:text-properties style:font-name="Noto Sans" fo:font-size="10pt" officeooo:rsid="00227ad4" officeooo:paragraph-rsid="00227ad4" style:font-size-asian="10pt" style:font-size-complex="10pt"/>
    </style:style>
    <style:style style:name="P29" style:family="paragraph" style:parent-style-name="Standard">
      <style:text-properties style:font-name="Noto Sans" fo:font-size="10pt" officeooo:rsid="002186c6" officeooo:paragraph-rsid="00224461" style:font-size-asian="10pt" style:font-size-complex="10pt"/>
    </style:style>
    <style:style style:name="P30" style:family="paragraph" style:parent-style-name="Standard">
      <style:text-properties style:font-name="Noto Sans" fo:font-size="10pt" officeooo:rsid="000c12bd" officeooo:paragraph-rsid="000c12bd" style:font-size-asian="10pt" style:font-size-complex="10pt"/>
    </style:style>
    <style:style style:name="P31" style:family="paragraph" style:parent-style-name="Standard">
      <style:text-properties officeooo:paragraph-rsid="001a84d4"/>
    </style:style>
    <style:style style:name="P32" style:family="paragraph" style:parent-style-name="Standard">
      <style:text-properties officeooo:paragraph-rsid="00227ad4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text-position="super 58%"/>
    </style:style>
    <style:style style:name="T2" style:family="text">
      <style:text-properties officeooo:rsid="000cb796"/>
    </style:style>
    <style:style style:name="T3" style:family="text">
      <style:text-properties officeooo:rsid="000e096e"/>
    </style:style>
    <style:style style:name="T4" style:family="text">
      <style:text-properties officeooo:rsid="000ff55f"/>
    </style:style>
    <style:style style:name="T5" style:family="text">
      <style:text-properties officeooo:rsid="00115296"/>
    </style:style>
    <style:style style:name="T6" style:family="text">
      <style:text-properties officeooo:rsid="00128e6b"/>
    </style:style>
    <style:style style:name="T7" style:family="text">
      <style:text-properties officeooo:rsid="00154501"/>
    </style:style>
    <style:style style:name="T8" style:family="text">
      <style:text-properties style:font-name="Noto Sans" fo:font-size="10pt" fo:font-weight="normal" officeooo:rsid="00177759" style:font-size-asian="10pt" style:font-weight-asian="normal" style:font-size-complex="10pt" style:font-weight-complex="normal"/>
    </style:style>
    <style:style style:name="T9" style:family="text">
      <style:text-properties style:font-name="Noto Sans" fo:font-size="10pt" fo:font-weight="normal" officeooo:rsid="000c12bd" style:font-size-asian="10pt" style:font-weight-asian="normal" style:font-size-complex="10pt" style:font-weight-complex="normal"/>
    </style:style>
    <style:style style:name="T10" style:family="text">
      <style:text-properties style:font-name="Noto Sans" fo:font-size="10pt" fo:font-weight="normal" officeooo:rsid="0018ff7c" style:font-size-asian="10pt" style:font-weight-asian="normal" style:font-size-complex="10pt" style:font-weight-complex="normal"/>
    </style:style>
    <style:style style:name="T11" style:family="text">
      <style:text-properties style:font-name="Noto Sans" fo:font-size="10pt" fo:font-weight="normal" officeooo:rsid="001a84d4" style:font-size-asian="10pt" style:font-weight-asian="normal" style:font-size-complex="10pt" style:font-weight-complex="normal"/>
    </style:style>
    <style:style style:name="T12" style:family="text">
      <style:text-properties style:font-name="Noto Sans" fo:font-size="10pt" fo:font-weight="normal" officeooo:rsid="000cb796" style:font-size-asian="10pt" style:font-weight-asian="normal" style:font-size-complex="10pt" style:font-weight-complex="normal"/>
    </style:style>
    <style:style style:name="T13" style:family="text">
      <style:text-properties style:font-name="Noto Sans" fo:font-size="10pt" fo:font-weight="normal" officeooo:rsid="00154501" style:font-size-asian="10pt" style:font-weight-asian="normal" style:font-size-complex="10pt" style:font-weight-complex="normal"/>
    </style:style>
    <style:style style:name="T14" style:family="text">
      <style:text-properties style:font-name="Noto Sans" fo:font-size="10pt" fo:font-weight="normal" officeooo:rsid="000e096e" style:font-size-asian="10pt" style:font-weight-asian="normal" style:font-size-complex="10pt" style:font-weight-complex="normal"/>
    </style:style>
    <style:style style:name="T15" style:family="text">
      <style:text-properties style:font-name="Noto Sans" fo:font-size="10pt" fo:font-weight="normal" officeooo:rsid="001722ed" style:font-size-asian="10pt" style:font-weight-asian="normal" style:font-size-complex="10pt" style:font-weight-complex="normal"/>
    </style:style>
    <style:style style:name="T16" style:family="text">
      <style:text-properties style:font-name="Noto Sans" fo:font-size="10pt" fo:font-weight="normal" officeooo:rsid="00156225" style:font-size-asian="10pt" style:font-weight-asian="normal" style:font-size-complex="10pt" style:font-weight-complex="normal"/>
    </style:style>
    <style:style style:name="T17" style:family="text">
      <style:text-properties style:font-name="Noto Sans" fo:font-size="10pt" fo:font-weight="normal" officeooo:rsid="001aba7d" style:font-size-asian="10pt" style:font-weight-asian="normal" style:font-size-complex="10pt" style:font-weight-complex="normal"/>
    </style:style>
    <style:style style:name="T18" style:family="text">
      <style:text-properties style:font-name="Noto Sans" fo:font-size="10pt" fo:font-weight="normal" officeooo:rsid="00227ad4" style:font-size-asian="10pt" style:font-weight-asian="normal" style:font-size-complex="10pt" style:font-weight-complex="normal"/>
    </style:style>
    <style:style style:name="T19" style:family="text">
      <style:text-properties style:font-name="Noto Sans" fo:font-size="10pt" fo:font-weight="normal" officeooo:rsid="0024e2ab" style:font-size-asian="10pt" style:font-weight-asian="normal" style:font-size-complex="10pt" style:font-weight-complex="normal"/>
    </style:style>
    <style:style style:name="T20" style:family="text">
      <style:text-properties style:font-name="Noto Sans" fo:font-size="10pt" style:font-size-asian="10pt" style:font-size-complex="10pt"/>
    </style:style>
    <style:style style:name="T21" style:family="text">
      <style:text-properties style:font-name="Noto Sans" fo:font-size="10pt" officeooo:rsid="00177759" style:font-size-asian="10pt" style:font-size-complex="10pt"/>
    </style:style>
    <style:style style:name="T22" style:family="text">
      <style:text-properties style:font-name="Noto Sans" fo:font-weight="normal" officeooo:rsid="001a84d4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54501" style:font-weight-asian="normal" style:font-weight-complex="normal"/>
    </style:style>
    <style:style style:name="T25" style:family="text">
      <style:text-properties fo:font-weight="normal" officeooo:rsid="000c12bd" style:font-weight-asian="normal" style:font-weight-complex="normal"/>
    </style:style>
    <style:style style:name="T26" style:family="text">
      <style:text-properties fo:font-weight="normal" officeooo:rsid="00177759" style:font-weight-asian="normal" style:font-weight-complex="normal"/>
    </style:style>
    <style:style style:name="T27" style:family="text">
      <style:text-properties fo:font-weight="normal" officeooo:rsid="001a84d4" style:font-weight-asian="normal" style:font-weight-complex="normal"/>
    </style:style>
    <style:style style:name="T28" style:family="text">
      <style:text-properties fo:font-weight="normal" officeooo:rsid="001d0039" style:font-weight-asian="normal" style:font-weight-complex="normal"/>
    </style:style>
    <style:style style:name="T29" style:family="text">
      <style:text-properties fo:font-weight="normal" officeooo:rsid="002186c6" style:font-weight-asian="normal" style:font-weight-complex="normal"/>
    </style:style>
    <style:style style:name="T30" style:family="text">
      <style:text-properties fo:font-weight="normal" officeooo:rsid="001facf4" style:font-weight-asian="normal" style:font-weight-complex="normal"/>
    </style:style>
    <style:style style:name="T31" style:family="text">
      <style:text-properties fo:font-weight="normal" officeooo:rsid="0018ff7c" style:font-weight-asian="normal" style:font-weight-complex="normal"/>
    </style:style>
    <style:style style:name="T32" style:family="text">
      <style:text-properties fo:font-weight="normal" officeooo:rsid="00227ad4" style:font-weight-asian="normal" style:font-weight-complex="normal"/>
    </style:style>
    <style:style style:name="T33" style:family="text">
      <style:text-properties fo:font-weight="normal" officeooo:rsid="0024e2ab" style:font-weight-asian="normal" style:font-weight-complex="normal"/>
    </style:style>
    <style:style style:name="T34" style:family="text">
      <style:text-properties officeooo:rsid="00156225"/>
    </style:style>
    <style:style style:name="T35" style:family="text">
      <style:text-properties officeooo:rsid="00177759"/>
    </style:style>
    <style:style style:name="T36" style:family="text">
      <style:text-properties officeooo:rsid="0018ff7c"/>
    </style:style>
    <style:style style:name="T37" style:family="text">
      <style:text-properties officeooo:rsid="001a84d4"/>
    </style:style>
    <style:style style:name="T38" style:family="text">
      <style:text-properties officeooo:rsid="001ab2ad"/>
    </style:style>
    <style:style style:name="T39" style:family="text">
      <style:text-properties officeooo:rsid="000c12bd"/>
    </style:style>
    <style:style style:name="T40" style:family="text">
      <style:text-properties officeooo:rsid="00227ad4"/>
    </style:style>
    <style:style style:name="T41" style:family="text">
      <style:text-properties officeooo:rsid="00245c3b"/>
    </style:style>
    <style:style style:name="T42" style:family="text">
      <style:text-properties officeooo:rsid="0024e2ab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croche</text:p>
      <text:p text:style-name="P2">Model simulations <text:span text:style-name="T2">are</text:span> a fundamental source for improving our understanding of past, present and future climate impacts on ecosystems and <text:span text:style-name="T36">s</text:span>pecies distribution – <office:annotation office:name="__Annotation__68_2984340005" loext:resolved="false"><dc:creator>Victor Van der Meersch</dc:creator><dc:date>2023-09-13T09:54:58.998000000</dc:date><meta:creator-initials>VV</meta:creator-initials><text:p text:style-name="P33"><text:span text:style-name="T43">Provided that we can have confidence in their <text:s/>accuracy and reliability</text:span></text:p></office:annotation><text:span text:style-name="T2">provided that we can trust them</text:span><office:annotation-end office:name="__Annotation__68_2984340005"/>. <text:s/>As th<text:span text:style-name="T36">e </text:span>demand for reliable projections <text:span text:style-name="T36">is increasing</text:span>, the systematic evaluation of model skill should be one of the main concern<text:span text:style-name="T36">s</text:span> of modellers. <text:span text:style-name="T7">Such</text:span> evaluation remains critical to build confidence in our models, <text:span text:style-name="T37">and </text:span><text:span text:style-name="T7">plays a </text:span><text:span text:style-name="T35">cr</text:span><text:span text:style-name="T37">ucial</text:span><text:span text:style-name="T7"> role in </text:span>providing the most credible information on the impacts of climate change<text:span text:style-name="T36"> so that </text:span><text:span text:style-name="T3">stakeholders</text:span> <text:span text:style-name="T36">can</text:span><text:span text:style-name="T5"> </text:span>make informed decisions <text:span text:style-name="T36">(</text:span><text:span text:style-name="T42">Dawson 2011, </text:span><text:span text:style-name="T36">Mouquet</text:span><text:span text:style-name="T38">2015</text:span><text:span text:style-name="T36">)</text:span>.</text:p>
      <text:p text:style-name="P1"/>
      <text:p text:style-name="P9">Intêret données passées</text:p>
      <text:p text:style-name="P3">The accuracy of models cannot be tested directly since the unforeseen will always remain so. Nevertheless, even if there is no observed period with climate conditions exactly <text:span text:style-name="T7">matching those</text:span> expected over the 21<text:span text:style-name="T1">st</text:span> century <text:span text:style-name="T35">(Burke</text:span><text:span text:style-name="T38">2018</text:span><text:span text:style-name="T35">)</text:span>, hindcast<text:span text:style-name="T38">ing</text:span> ex<text:span text:style-name="T38">ercices</text:span> still permit models to be evaluated against observations <text:span text:style-name="T35">(see NoguesBravo2009 for a review – </text:span><text:span text:style-name="T42">only paleo</text:span><text:span text:style-name="T35">)</text:span>. They thus may increase our confidence that the models represent, implicitly or explicitly, the essential processes for the simulation of future species range shift<text:span text:style-name="T6">s</text:span>.</text:p>
      <text:p text:style-name="P8">- Passé récent, exemple<text:span text:style-name="T42">s</text:span> ? <text:span text:style-name="T42">(e.g. Araujo2005, Kharouba2009, Smith2013)</text:span></text:p>
      <text:p text:style-name="P8">- Mais pas assez challenging ? <text:span text:style-name="T40">=&gt; passé lointain</text:span></text:p>
      <text:p text:style-name="P3"><text:s/><text:span text:style-name="T41">S</text:span>imulations in distant past <text:span text:style-name="T4">(</text:span><text:span text:style-name="T7">spanning </text:span><text:span text:style-name="T4">several millennia) </text:span>allow for model evaluation under condition<text:span text:style-name="T42">p</text:span>significantly different from present-day <text:span text:style-name="T35">(Maguire2015)</text:span>, where climate variations were larger than those encountered during the last century. <text:span text:style-name="T41">Profiter de ces paleo-archives is a great opportunity to understand long-term climate-biodiversity dynamics (Fordham et al. 2020)</text:span></text:p>
      <text:p text:style-name="P1"/>
      <text:p text:style-name="P9">Précédents travaux</text:p>
      <text:p text:style-name="P32"><text:span text:style-name="T8">Several</text:span><text:span text:style-name="T12"> </text:span><text:span text:style-name="T13">studies </text:span><text:span text:style-name="T12">have tested the transferability of species distribution models using paleoclimate </text:span><text:span text:style-name="T14">reconstructions </text:span><text:span text:style-name="T10">and fossil records </text:span><text:span text:style-name="T18">(e.g. </text:span><text:span text:style-name="T8">Veloz et al. 2012, Pearman et al. 2008</text:span><text:span text:style-name="T18">)</text:span><text:span text:style-name="T14">. </text:span><text:span text:style-name="T15">They all show a decrease of the ability of SDM</text:span><text:span text:style-name="T8">s to simulate past species distributions. </text:span><text:span text:style-name="T20">Their findings </text:span><text:span text:style-name="T21">remind us </text:span><text:span text:style-name="T15">to exercise caution when interpreting the</text:span><text:span text:style-name="T8">ir</text:span><text:span text:style-name="T15"> projections in </text:span><text:span text:style-name="T10">novel climates</text:span><text:span text:style-name="T15"> that d</text:span><text:span text:style-name="T10">iffer</text:span><text:span text:style-name="T15"> significantly from the present </text:span><text:span text:style-name="T8">(Maguire2016)</text:span><text:span text:style-name="T15">, </text:span><text:span text:style-name="T8">especially as no-analogues climate conditions are forecasted to become common (Williams2007) and may compromised the accuracy of model predictions (</text:span><text:span text:style-name="T17">Fitzpatrick2018</text:span><text:span text:style-name="T8">). </text:span><text:span text:style-name="T14">These investigations have yielded valuable insights into the reliability of species distribution models, </text:span><text:span text:style-name="T16">but </text:span><text:span text:style-name="T9">have primarily focused on correlative models, despite the growing </text:span><text:span text:style-name="T10">interest</text:span><text:span text:style-name="T9"> of process-based models in </text:span><text:span text:style-name="T10">predictive ecology (Connolly2017</text:span><text:span text:style-name="T11">, </text:span><text:span text:style-name="T10">Urban2016, </text:span><text:span text:style-name="T19">Pilowksy2022</text:span><text:span text:style-name="T10">)</text:span><text:span text:style-name="T9">.</text:span></text:p>
      <text:p text:style-name="P17"/>
      <text:p text:style-name="P17"/>
      <text:p text:style-name="P18"><text:span text:style-name="T21">E</text:span><text:span text:style-name="T20">t les modèles process ?</text:span></text:p>
      <text:p text:style-name="P7"><text:span text:style-name="T24">This omission </text:span><text:span text:style-name="T26">represents a notable gap in our understanding </text:span><text:span text:style-name="T27">of model performance (UribeRivera2022, Briscoe2019</text:span><text:span text:style-name="T28">)</text:span><text:span text:style-name="T27">. </text:span></text:p>
      <text:p text:style-name="P7"><text:span text:style-name="T27"/></text:p>
      <text:p text:style-name="P21">- Description brève des modèles process</text:p>
      <text:p text:style-name="P22">- Quelques <text:span text:style-name="T42">évalutions (Zurrel et al. 2016 with virtual species) (Higgins et al. 2020 with invasive)</text:span></text:p>
      <text:p text:style-name="P22"><text:span text:style-name="T42">notamment </text:span>dans le passé proche <text:span text:style-name="T42">(Fordham et al. 2018) </text:span>? <text:span text:style-name="T42">Surtout juste des comparaisons (MorinThuiller2009)</text:span></text:p>
      <text:p text:style-name="P26"><text:span text:style-name="T29">- Mais </text:span><text:span text:style-name="T32">beaucoup</text:span><text:span text:style-name="T29"> plus compliqué</text:span><text:span text:style-name="T30"> </text:span><text:span text:style-name="T29">à faire dans le passé lointain</text:span></text:p>
      <text:p text:style-name="P28"><text:span text:style-name="T29">=&gt; </text:span><text:span text:style-name="T23">données climatiques </text:span><text:span text:style-name="T33">(Fordham et al. 2017)</text:span></text:p>
      <text:p text:style-name="P28"><text:span text:style-name="T29">=&gt; </text:span><text:span text:style-name="T23">temps de simulation</text:span></text:p>
      <text:p text:style-name="P26"><text:span text:style-name="T29"/></text:p>
      <text:p text:style-name="P26"><text:span text:style-name="T29">et donc the extent to which the potential benefits of </text:span><text:span text:style-name="T31">process-based models</text:span><text:span text:style-name="T29"> translate into improved predictions remains unknown in really different </text:span><text:span text:style-name="T32">conditions</text:span></text:p>
      <text:p text:style-name="P26"><text:span text:style-name="T26">Addressing this gap </text:span><text:span text:style-name="T27">by testing both correlative and process-based models using hindcasting exercises </text:span><text:span text:style-name="T26">is crucial </text:span><text:span text:style-name="T27">(Evans et al 2016)</text:span><text:span text:style-name="T26">, </text:span></text:p>
      <text:p text:style-name="P26"><text:span text:style-name="T27"/></text:p>
      <text:p text:style-name="P24"/>
      <text:p text:style-name="P24"/>
      <text:p text:style-name="P17"><text:soft-page-break/></text:p>
      <text:p text:style-name="P17"/>
      <text:p text:style-name="P17"/>
      <text:p text:style-name="P17"/>
      <text:p text:style-name="P19">The extent to which the potential benefits of <text:span text:style-name="T36">process-based models</text:span> translate into improved predictions remains unknown </text:p>
      <text:p text:style-name="P19"/>
      <text:p text:style-name="P17"/>
      <text:p text:style-name="P17"/>
      <text:p text:style-name="P17"/>
      <text:p text:style-name="P17">highlight the inherent challenges in applying SDMs to distant or drastically different climatic scenarios </text:p>
      <text:p text:style-name="P13"/>
      <text:p text:style-name="P13"/>
      <text:p text:style-name="P23">in no-analog climates</text:p>
      <text:p text:style-name="P11"/>
      <text:p text:style-name="P15">Veloz et al. 2012</text:p>
      <text:p text:style-name="P15">Pearman et al. 2008</text:p>
      <text:p text:style-name="P11"/>
      <text:p text:style-name="P14">suggest caution</text:p>
      <text:p text:style-name="P14">invite us </text:p>
      <text:p text:style-name="P11"/>
      <text:p text:style-name="P12"><text:span text:style-name="T3">These investigations have yielded valuable insights into the reliability of species distribution models, </text:span><text:span text:style-name="T34">but </text:span><text:span text:style-name="T39">have primarily focused on correlative models, despite the growing prevalence of process-based models in ecological research.</text:span></text:p>
      <text:p text:style-name="P1"/>
      <text:p text:style-name="P1"/>
      <text:p text:style-name="P9">Limité aux modèles corrélatifs – qui sont critiqués</text:p>
      <text:p text:style-name="P6"/>
      <text:p text:style-name="P9"/>
      <text:p text:style-name="P9"/>
      <text:p text:style-name="P9"/>
      <text:p text:style-name="P4"><text:span text:style-name="T24">P</text:span><text:span text:style-name="T25">rior investigations into the transferability of species distribution models have primarily focused on correlative models, despite the growing prevalence of process-based models in ecological research.</text:span></text:p>
      <text:p text:style-name="P4"/>
      <text:p text:style-name="P4"/>
      <text:p text:style-name="P5"/>
      <text:p text:style-name="P5"/>
      <text:p text:style-name="P16"/>
      <text:p text:style-name="P16"/>
      <text:p text:style-name="P16"/>
      <text:p text:style-name="P16"/>
      <text:p text:style-name="P9"/>
      <text:p text:style-name="P10">SImpleomparaison corrélatif/process dans le futur, </text:p>
      <text:p text:style-name="P1">mais à cause de la difficulté des modèles process, jamais d’évaluation against observations fait auparavant</text:p>
      <text:p text:style-name="P1"/>
      <text:p text:style-name="P1">Previous multi-model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Are models able to reproduce the large-scale patterns of species range shifts ?</text:p>
      <text:p text:style-name="P1"/>
      <text:p text:style-name="P1">thereby shedding light on their applicability for forecasting future species range shifts </text:p>
      <text:p text:style-name="P1"/>
      <text:p text:style-name="P1"/>
      <text:p text:style-name="P1"/>
      <text:p text:style-name="P1">adopt a multi-model approach, incorporating various modeling techniques, including process-based models, to provide more robust and comprehensive insights into how species may respond to a changing climate. By doing so, we can ensure that our conservation and management strategies are well-informed and prepared for the challenges of an uncertain futu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 Van der Meersch</meta:initial-creator>
    <meta:creation-date>2023-09-12T17:09:28.648000000</meta:creation-date>
    <dc:date>2023-09-20T10:05:29.455000000</dc:date>
    <dc:creator>Victor Van der Meersch</dc:creator>
    <meta:editing-duration>P6DT11H46M39S</meta:editing-duration>
    <meta:editing-cycles>26</meta:editing-cycles>
    <meta:generator>LibreOffice/7.4.7.2$Windows_X86_64 LibreOffice_project/723314e595e8007d3cf785c16538505a1c878ca5</meta:generator>
    <meta:document-statistic meta:table-count="0" meta:image-count="0" meta:object-count="0" meta:page-count="3" meta:paragraph-count="35" meta:word-count="671" meta:character-count="4800" meta:non-whitespace-character-count="4150"/>
  </office:meta>
</office:document-meta>
</file>